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181240">
            <text:p>181240</text:p>
          </table:table-cell>
          <table:table-cell office:value-type="float" office:value="112560">
            <text:p>112560</text:p>
          </table:table-cell>
          <table:table-cell table:number-columns-repeated="7"/>
          <table:table-cell>
            <draw:frame table:end-cell-address="Sheet1.Q21" table:end-x="0.1094in" table:end-y="0.115in" draw:z-index="0" draw:style-name="gr1" draw:text-style-name="P1" svg:width="6.3in" svg:height="3.5457in" svg:x="0.0327in" svg:y="0.1252in">
              <draw:object draw:notify-on-update-of-ranges="Sheet1.B1:Sheet1.B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48804">
            <text:p>148804</text:p>
          </table:table-cell>
          <table:table-cell office:value-type="float" office:value="124659">
            <text:p>124659</text:p>
          </table:table-cell>
          <table:table-cell table:number-columns-repeated="8"/>
        </table:table-row>
        <table:table-row table:style-name="ro1">
          <table:table-cell office:value-type="float" office:value="146179">
            <text:p>146179</text:p>
          </table:table-cell>
          <table:table-cell office:value-type="float" office:value="136190">
            <text:p>136190</text:p>
          </table:table-cell>
          <table:table-cell table:number-columns-repeated="8"/>
        </table:table-row>
        <table:table-row table:style-name="ro1">
          <table:table-cell office:value-type="float" office:value="194291">
            <text:p>194291</text:p>
          </table:table-cell>
          <table:table-cell office:value-type="float" office:value="136466">
            <text:p>136466</text:p>
          </table:table-cell>
          <table:table-cell table:number-columns-repeated="8"/>
        </table:table-row>
        <table:table-row table:style-name="ro1">
          <table:table-cell office:value-type="float" office:value="277961">
            <text:p>277961</text:p>
          </table:table-cell>
          <table:table-cell office:value-type="float" office:value="146707">
            <text:p>146707</text:p>
          </table:table-cell>
          <table:table-cell table:number-columns-repeated="8"/>
        </table:table-row>
        <table:table-row table:style-name="ro1">
          <table:table-cell office:value-type="float" office:value="216950">
            <text:p>216950</text:p>
          </table:table-cell>
          <table:table-cell office:value-type="float" office:value="147625">
            <text:p>147625</text:p>
          </table:table-cell>
          <table:table-cell table:number-columns-repeated="8"/>
        </table:table-row>
        <table:table-row table:style-name="ro1">
          <table:table-cell office:value-type="float" office:value="279463">
            <text:p>279463</text:p>
          </table:table-cell>
          <table:table-cell office:value-type="float" office:value="147811">
            <text:p>147811</text:p>
          </table:table-cell>
          <table:table-cell table:number-columns-repeated="8"/>
        </table:table-row>
        <table:table-row table:style-name="ro1">
          <table:table-cell office:value-type="float" office:value="189047">
            <text:p>189047</text:p>
          </table:table-cell>
          <table:table-cell office:value-type="float" office:value="148154">
            <text:p>148154</text:p>
          </table:table-cell>
          <table:table-cell table:number-columns-repeated="8"/>
        </table:table-row>
        <table:table-row table:style-name="ro1">
          <table:table-cell office:value-type="float" office:value="316382">
            <text:p>316382</text:p>
          </table:table-cell>
          <table:table-cell office:value-type="float" office:value="158817">
            <text:p>158817</text:p>
          </table:table-cell>
          <table:table-cell table:number-columns-repeated="8"/>
        </table:table-row>
        <table:table-row table:style-name="ro1">
          <table:table-cell office:value-type="float" office:value="139168">
            <text:p>139168</text:p>
          </table:table-cell>
          <table:table-cell office:value-type="float" office:value="158979">
            <text:p>158979</text:p>
          </table:table-cell>
          <table:table-cell table:number-columns-repeated="8"/>
        </table:table-row>
        <table:table-row table:style-name="ro1">
          <table:table-cell office:value-type="float" office:value="185022">
            <text:p>185022</text:p>
          </table:table-cell>
          <table:table-cell office:value-type="float" office:value="159306">
            <text:p>159306</text:p>
          </table:table-cell>
          <table:table-cell table:number-columns-repeated="8"/>
        </table:table-row>
        <table:table-row table:style-name="ro1">
          <table:table-cell office:value-type="float" office:value="363874">
            <text:p>363874</text:p>
          </table:table-cell>
          <table:table-cell office:value-type="float" office:value="159996">
            <text:p>159996</text:p>
          </table:table-cell>
          <table:table-cell table:number-columns-repeated="8"/>
        </table:table-row>
        <table:table-row table:style-name="ro1">
          <table:table-cell office:value-type="float" office:value="185734">
            <text:p>185734</text:p>
          </table:table-cell>
          <table:table-cell office:value-type="float" office:value="159279">
            <text:p>159279</text:p>
          </table:table-cell>
          <table:table-cell table:number-columns-repeated="8"/>
        </table:table-row>
        <table:table-row table:style-name="ro1">
          <table:table-cell office:value-type="float" office:value="506972">
            <text:p>506972</text:p>
          </table:table-cell>
          <table:table-cell office:value-type="float" office:value="159666">
            <text:p>159666</text:p>
          </table:table-cell>
          <table:table-cell table:number-columns-repeated="8"/>
        </table:table-row>
        <table:table-row table:style-name="ro1">
          <table:table-cell office:value-type="float" office:value="313190">
            <text:p>313190</text:p>
          </table:table-cell>
          <table:table-cell office:value-type="float" office:value="159957">
            <text:p>159957</text:p>
          </table:table-cell>
          <table:table-cell table:number-columns-repeated="8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Sheet1.Q43" table:end-x="0.1264in" table:end-y="0.0055in" draw:z-index="1" draw:style-name="gr1" draw:text-style-name="P1" svg:width="6.2988in" svg:height="3.5429in" svg:x="0.0508in" svg:y="0.0189in">
              <draw:object draw:notify-on-update-of-ranges="Sheet1.A1:Sheet1.A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12/14/2016</text:date>, <text:time>05:4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05:05:10.74</meta:creation-date>
    <dc:date>2016-12-14T05:44:29.12</dc:date>
    <meta:editing-duration>PT24M18S</meta:editing-duration>
    <meta:editing-cycles>1</meta:editing-cycles>
    <meta:document-statistic meta:table-count="3" meta:cell-count="30" meta:object-count="2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7.415cm" svg:y="0.316cm" chart:style-name="ch2">
          <text:p>Heap</text:p>
        </chart:title>
        <chart:subtitle svg:x="5.192cm" svg:y="1.275cm" chart:style-name="ch3">
          <text:p>Comparisons for Median Values</text:p>
        </chart:subtitle>
        <chart:plot-area chart:style-name="ch4" table:cell-range-address="Sheet1.B1:Sheet1.B15" svg:x="0.77cm" svg:y="2.318cm" svg:width="14.593cm" svg:height="6.089cm">
          <chartooo:coordinate-region svg:x="2.132cm" svg:y="2.53cm" svg:width="13.044cm" svg:height="5.2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5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560">
                <text:p>11256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659">
                <text:p>124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190">
                <text:p>1361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466">
                <text:p>136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707">
                <text:p>146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625">
                <text:p>147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811">
                <text:p>147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154">
                <text:p>148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817">
                <text:p>158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979">
                <text:p>158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306">
                <text:p>159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996">
                <text:p>159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279">
                <text:p>159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666">
                <text:p>159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957">
                <text:p>159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79cm" svg:y="0.316cm" chart:style-name="ch2">
          <text:p>Binary Tree</text:p>
        </chart:title>
        <chart:subtitle svg:x="5.191cm" svg:y="1.275cm" chart:style-name="ch3">
          <text:p>Comparisons for Median Values</text:p>
        </chart:subtitle>
        <chart:plot-area chart:style-name="ch4" table:cell-range-address="Sheet1.A1:Sheet1.A15" svg:x="0.77cm" svg:y="2.318cm" svg:width="14.59cm" svg:height="6.082cm">
          <chartooo:coordinate-region svg:x="2.132cm" svg:y="2.53cm" svg:width="13.041cm" svg:height="5.19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5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1240">
                <text:p>181240</text:p>
                <draw:g>
                  <svg:desc>Sheet1.A1:Sheet1.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804">
                <text:p>148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179">
                <text:p>146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291">
                <text:p>194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7961">
                <text:p>277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6950">
                <text:p>2169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463">
                <text:p>279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047">
                <text:p>189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6382">
                <text:p>316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168">
                <text:p>139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022">
                <text:p>185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3874">
                <text:p>363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5734">
                <text:p>1857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6972">
                <text:p>5069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3190">
                <text:p>3131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